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6.248cm" fo:min-width="18.4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104cm" fo:min-width="3.022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/>
    </style:style>
    <style:style style:name="P17" style:family="paragraph">
      <loext:graphic-properties draw:fill="none" draw:fill-color="#ffffff"/>
      <style:paragraph-properties style:writing-mode="lr-tb"/>
      <style:text-properties fo:color="#ff0000" fo:font-style="italic" style:text-underline-style="solid" style:text-underline-width="auto" style:text-underline-color="font-color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ff0000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a933" fo:font-size="14pt" fo:font-style="italic" style:text-underline-style="solid" style:text-underline-width="auto" style:text-underline-color="font-color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ff" fo:font-size="14pt" fo:font-style="italic" style:text-underline-style="solid" style:text-underline-width="auto" style:text-underline-color="font-color" fo:font-weight="bold"/>
    </style:style>
    <style:style style:name="P24" style:family="paragraph">
      <style:text-properties fo:font-size="10pt"/>
    </style:style>
    <style:style style:name="P25" style:family="paragraph">
      <loext:graphic-properties draw:fill="none" draw:fill-color="#ffffff"/>
      <style:paragraph-properties style:writing-mode="lr-tb"/>
      <style:text-properties fo:color="#ff0000" fo:font-size="10pt" fo:font-style="italic" style:text-underline-style="solid" style:text-underline-width="auto" style:text-underline-color="font-color" fo:font-weight="bold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/>
    </style:style>
    <style:style style:name="T7" style:family="text">
      <style:text-properties fo:color="#ff0000" fo:font-style="italic" style:text-underline-style="solid" style:text-underline-width="auto" style:text-underline-color="font-color" fo:font-weight="bold"/>
    </style:style>
    <style:style style:name="T8" style:family="text">
      <style:text-properties fo:color="#ff0000" fo:font-size="14pt" fo:font-style="italic" style:text-underline-style="solid" style:text-underline-width="auto" style:text-underline-color="font-color" fo:font-weight="bold"/>
    </style:style>
    <style:style style:name="T9" style:family="text">
      <style:text-properties fo:color="#00a933" fo:font-size="14pt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/>
    </style:style>
    <style:style style:name="T11" style:family="text">
      <style:text-properties fo:color="#0000ff" fo:font-size="14pt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</text:span><text:span text:style-name="T1">Daemon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</text:span><text:span text:style-name="T1">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-talk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S hostna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</text:span><text:span text:style-name="T1">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8" draw:layer="layout" svg:width="7.83cm" svg:height="0.962cm" svg:x="16.002cm" svg:y="4.572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-talk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custom-shape draw:style-name="gr26" draw:text-style-name="P19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0" draw:layer="layout" svg:width="2.794cm" svg:height="0.962cm" svg:x="5.842cm" svg:y="9.96cm">
          <draw:text-box>
            <text:p><text:span text:style-name="T9">Docker</text:span>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</text:span><text:span text:style-name="T1">Distributed </text:span><text:span text:style-name="T1">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29" draw:text-style-name="P7" draw:layer="layout" svg:width="3.556cm" svg:height="2.5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custom-shape draw:style-name="gr10" draw:text-style-name="P9" draw:layer="layout" svg:width="2.54cm" svg:height="1.524cm" svg:x="5.842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5.128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7.6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98cm" svg:y1="9.652cm" svg:x2="9.398cm" svg:y2="5.334cm">
          <text:p/>
        </draw:line>
        <draw:custom-shape draw:style-name="gr10" draw:text-style-name="P9" draw:layer="layout" svg:width="2.54cm" svg:height="1.524cm" svg:x="8.128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7.414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9.9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684cm" svg:y1="6.35cm" svg:x2="11.684cm" svg:y2="5.334cm">
          <text:p/>
        </draw:line>
        <draw:custom-shape draw:style-name="gr10" draw:text-style-name="P9" draw:layer="layout" svg:width="2.54cm" svg:height="1.524cm" svg:x="10.414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9.7cm" svg:y="8.182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custom-shape draw:style-name="gr10" draw:text-style-name="P9" draw:layer="layout" svg:width="2.54cm" svg:height="1.524cm" svg:x="16.256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5.542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8.0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812cm" svg:y1="9.652cm" svg:x2="19.812cm" svg:y2="5.334cm">
          <text:p/>
        </draw:line>
        <draw:custom-shape draw:style-name="gr10" draw:text-style-name="P9" draw:layer="layout" svg:width="2.54cm" svg:height="1.524cm" svg:x="18.542cm" svg:y="10.16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7.828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20.3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98cm" svg:y1="6.35cm" svg:x2="22.098cm" svg:y2="5.334cm">
          <text:p/>
        </draw:line>
        <draw:custom-shape draw:style-name="gr10" draw:text-style-name="P9" draw:layer="layout" svg:width="2.54cm" svg:height="1.524cm" svg:x="20.828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20.114cm" svg:y="8.182cm">
          <draw:text-box>
            <text:p><text:span text:style-name="T10">Pod</text:span></text:p>
          </draw:text-box>
        </draw:frame>
        <draw:custom-shape draw:style-name="gr30" draw:text-style-name="P22" draw:layer="layout" svg:width="19.05cm" svg:height="6.604cm" svg:x="5.08cm" svg:y="5.84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8.592cm" svg:height="1.916cm" svg:x="0.508cm" svg:y="9.006cm">
          <draw:text-box>
            <text:p><text:span text:style-name="T11">Kubernetes decide where to </text:span><text:span text:style-name="T11">deploy these pods </text:span><text:span text:style-name="T11">automaticall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</text:span><text:span text:style-name="T1">S 2 </text:span><text:span text:style-name="T1">Sim</text:span><text:span text:style-name="T1">ple </text:span><text:span text:style-name="T1">Dist</text:span><text:span text:style-name="T1">ribut</text:span><text:span text:style-name="T1">ed </text:span><text:span text:style-name="T1">Syst</text:span><text:span text:style-name="T1">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1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192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7.16cm" svg:y="13.516cm">
          <draw:text-box>
            <text:p>Primary node</text:p>
          </draw:text-box>
        </draw:frame>
        <draw:frame draw:style-name="gr6" draw:text-style-name="P4" draw:layer="layout" svg:width="4.117cm" svg:height="0.962cm" svg:x="17.526cm" svg:y="13.516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1"/><text:s text:c="3"/>(WeaveNet)</text:p>
          </draw:text-box>
        </draw:frame>
        <draw:custom-shape draw:style-name="gr32" draw:text-style-name="P7" draw:layer="layout" svg:width="3.556cm" svg:height="5.388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frame draw:style-name="gr11" draw:text-style-name="P21" draw:layer="layout" svg:width="1.73cm" svg:height="0.962cm" svg:x="6.35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5.842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5.842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5" draw:layer="layout" svg:width="5.197cm" svg:height="0.962cm" svg:x="3.185cm" svg:y="6.404cm">
          <draw:text-box>
            <text:p text:style-name="P24"><text:span text:style-name="T7">ROS_LOCALHOST_ONLY=1</text:span></text:p>
          </draw:text-box>
        </draw:frame>
        <draw:custom-shape draw:style-name="gr32" draw:text-style-name="P7" draw:layer="layout" svg:width="3.556cm" svg:height="5.388cm" svg:x="9.65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3cm" svg:y1="6.35cm" svg:x2="11.43cm" svg:y2="5.334cm">
          <text:p/>
        </draw:line>
        <draw:frame draw:style-name="gr11" draw:text-style-name="P21" draw:layer="layout" svg:width="1.73cm" svg:height="0.962cm" svg:x="10.668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0.1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0.1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frame draw:style-name="gr11" draw:text-style-name="P21" draw:layer="layout" svg:width="1.73cm" svg:height="0.962cm" svg:x="16.764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6.25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25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20.06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844cm" svg:y1="6.35cm" svg:x2="21.844cm" svg:y2="5.334cm">
          <text:p/>
        </draw:line>
        <draw:frame draw:style-name="gr11" draw:text-style-name="P21" draw:layer="layout" svg:width="1.73cm" svg:height="0.962cm" svg:x="21.082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20.574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574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5" draw:layer="layout" svg:width="5.197cm" svg:height="0.962cm" svg:x="9.144cm" svg:y="6.404cm">
          <draw:text-box>
            <text:p text:style-name="P24"><text:span text:style-name="T7">ROS_LOCALHOST_ONLY=1</text:span></text:p>
          </draw:text-box>
        </draw:frame>
        <draw:frame draw:style-name="gr24" draw:text-style-name="P25" draw:layer="layout" svg:width="5.197cm" svg:height="0.962cm" svg:x="14.732cm" svg:y="6.404cm">
          <draw:text-box>
            <text:p text:style-name="P24"><text:span text:style-name="T7">ROS_LOCALHOST_O</text:span><text:span text:style-name="T7">NLY=1</text:span></text:p>
          </draw:text-box>
        </draw:frame>
        <draw:frame draw:style-name="gr24" draw:text-style-name="P25" draw:layer="layout" svg:width="5.197cm" svg:height="0.962cm" svg:x="20.574cm" svg:y="6.404cm">
          <draw:text-box>
            <text:p text:style-name="P24"><text:span text:style-name="T7">ROS_LOCALHOST_ON</text:span><text:span text:style-name="T7">LY=1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3:08:29.135422908</meta:creation-date>
    <dc:date>2023-02-18T11:21:19.251291448</dc:date>
    <meta:editing-duration>PT56M39S</meta:editing-duration>
    <meta:editing-cycles>7</meta:editing-cycles>
    <meta:generator>LibreOffice/6.4.7.2$Linux_X86_64 LibreOffice_project/40$Build-2</meta:generator>
    <meta:document-statistic meta:object-count="208"/>
  </office:meta>
</office:document-meta>
</file>